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paragraph-properties fo:text-align="center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text-align="center"/>
    </style:style>
    <style:style style:name="P19" style:parent-style-name="Normal" style:family="paragraph">
      <style:paragraph-properties fo:text-align="center"/>
    </style:style>
    <style:style style:name="P20" style:parent-style-name="Normal" style:family="paragraph">
      <style:paragraph-properties fo:text-align="center"/>
    </style:style>
    <style:style style:name="P21" style:parent-style-name="Normal" style:family="paragraph">
      <style:paragraph-properties fo:text-align="center"/>
    </style:style>
    <style:style style:family="graphic" style:name="a20">
      <style:graphic-properties style:wrap="parallel" style:wrap-contour="false" draw:fill="none" draw:stroke="solid" svg:stroke-width="0in" svg:stroke-color="#000000" draw:marker-end="a19" svg:stroke-opacity="100%" style:horizontal-rel="paragraph" style:vertical-rel="paragraph" style:horizontal-pos="from-left" style:vertical-pos="from-top"/>
    </style:style>
    <style:style style:family="graphic" style:name="a22">
      <style:graphic-properties style:wrap="parallel" style:wrap-contour="false" draw:fill="none" draw:stroke="solid" svg:stroke-width="0in" svg:stroke-color="#000000" draw:marker-end="a21" svg:stroke-opacity="100%" style:horizontal-rel="paragraph" style:vertical-rel="paragraph" style:horizontal-pos="from-left" style:vertical-pos="from-top"/>
    </style:style>
    <style:style style:family="graphic" style:name="a24">
      <style:graphic-properties style:wrap="parallel" style:wrap-contour="false" draw:fill="none" draw:stroke="solid" svg:stroke-width="0in" svg:stroke-color="#000000" draw:marker-end="a23" svg:stroke-opacity="100%" style:horizontal-rel="paragraph" style:vertical-rel="paragraph" style:horizontal-pos="from-left" style:vertical-pos="from-top"/>
    </style:style>
    <style:style style:family="graphic" style:name="a10">
      <style:graphic-properties fo:wrap-option="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cfe7f5" draw:opacity="100%" draw:stroke="solid" svg:stroke-width="0in" svg:stroke-color="#808080" svg:stroke-opacity="100%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cfe7f5" draw:opacity="100%" draw:stroke="solid" svg:stroke-width="0in" svg:stroke-color="#808080" svg:stroke-opacity="100%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>
      <style:graphic-properties fo:wrap-option="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23b8dc" draw:opacity="100%" draw:stroke="solid" svg:stroke-width="0in" svg:stroke-color="#80808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no-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cfe7f5" draw:opacity="100%" draw:stroke="solid" svg:stroke-width="0in" svg:stroke-color="#80808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no-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cfe7f5" draw:opacity="100%" draw:stroke="solid" svg:stroke-width="0in" svg:stroke-color="#80808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no-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23b8dc" draw:opacity="100%" draw:stroke="solid" svg:stroke-width="0in" svg:stroke-color="#80808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no-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23b8dc" draw:opacity="100%" draw:stroke="solid" svg:stroke-width="0in" svg:stroke-color="#80808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>
      <style:graphic-properties fo:wrap-option="no-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cfe7f5" draw:opacity="100%" draw:stroke="solid" svg:stroke-width="0in" svg:stroke-color="#80808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8">
      <style:graphic-properties fo:wrap-option="no-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cfe7f5" draw:opacity="100%" draw:stroke="solid" svg:stroke-width="0in" svg:stroke-color="#80808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parallel" style:wrap-contour="false" draw:fill="none" draw:stroke="solid" svg:stroke-width="0in" svg:stroke-color="#000000" draw:marker-end="a0" svg:stroke-opacity="100%" style:horizontal-rel="paragraph" style:vertical-rel="paragraph" style:horizontal-pos="from-left" style:vertical-pos="from-top"/>
    </style:style>
    <style:style style:family="graphic" style:name="a2">
      <style:graphic-properties fo:wrap-option="no-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23b8dc" draw:opacity="100%" draw:stroke="solid" svg:stroke-width="0in" svg:stroke-color="#80808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style:wrap="parallel" style:wrap-contour="false" draw:fill="none" draw:stroke="solid" svg:stroke-width="0in" svg:stroke-color="#000000" draw:marker-end="a3" svg:stroke-opacity="100%" style:horizontal-rel="paragraph" style:vertical-rel="paragraph" style:horizontal-pos="from-left" style:vertical-pos="from-top"/>
    </style:style>
    <style:style style:family="graphic" style:name="a5">
      <style:graphic-properties fo:wrap-option="no-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23b8dc" draw:opacity="100%" draw:stroke="solid" svg:stroke-width="0in" svg:stroke-color="#80808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no-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cfe7f5" draw:opacity="100%" draw:stroke="solid" svg:stroke-width="0in" svg:stroke-color="#80808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no-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cfe7f5" draw:opacity="100%" draw:stroke="solid" svg:stroke-width="0in" svg:stroke-color="#808080" svg:stroke-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no-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cfe7f5" draw:opacity="100%" draw:stroke="solid" svg:stroke-width="0in" svg:stroke-color="#80808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cfe7f5" draw:opacity="100%" draw:stroke="solid" svg:stroke-width="0in" svg:stroke-color="#808080" svg:stroke-opacity="100%" style:horizontal-rel="page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connector draw:type="line" svg:x1="5.57153in" svg:y1="4.86319in" svg:x2="6.16319in" svg:y2="5.91597in" draw:z-index="251662848" draw:id="id0" draw:style-name="a1" draw:name="Connecteur droit 12" text:anchor-type="paragraph"><svg:title/><svg:desc/></draw:connector><draw:custom-shape svg:x="3.76458in" svg:y="5.65764in" svg:width="2.79931in" svg:height="1.39931in" draw:z-index="251657728" draw:id="id1" draw:style-name="a2" draw:name="Forme libre : forme 7" text:anchor-type="paragraph"><svg:title/><svg:desc/><text:p text:style-name="P2">Application to Test</text:p><text:p text:style-name="P3">(Application Lourde,<text:s/></text:p><text:p text:style-name="P4">IHM, IOS/APK)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onnector draw:type="line" svg:x1="3.39097in" svg:y1="2.76597in" svg:x2="1.74514in" svg:y2="5.60625in" draw:z-index="251678208" draw:id="id2" draw:style-name="a4" draw:name="Connecteur droit 23" text:anchor-type="paragraph"><svg:title/><svg:desc/></draw:connector><draw:custom-shape svg:x="0.89097in" svg:y="5.61319in" svg:width="2.79931in" svg:height="1.39931in" draw:z-index="251676160" draw:id="id3" draw:style-name="a5" draw:name="Forme libre : forme 22" text:anchor-type="paragraph"><svg:title/><svg:desc/><text:p text:style-name="P5">Services (ESB, ..)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2.87014in" svg:y="2.10625in" svg:width="2.99931in" svg:height="0.45833in" draw:z-index="251674112" draw:id="id4" draw:style-name="a6" draw:name="Forme libre : forme 19" text:anchor-type="paragraph"><svg:title/><svg:desc/><text:p text:style-name="P6">Appium</text:p><text:p text:style-name="P7">Client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2.22917in" svg:y="2.10625in" svg:width="2.99931in" svg:height="0.45833in" draw:z-index="251672064" draw:id="id5" draw:style-name="a7" draw:name="Forme libre : forme 18" text:anchor-type="paragraph"><svg:title/><svg:desc/><text:p text:style-name="P8">Sikuli</text:p><text:p text:style-name="P9">Client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1.32639in" svg:y="2.10417in" svg:width="2.99931in" svg:height="0.45833in" draw:z-index="251670016" draw:id="id6" draw:style-name="a8" draw:name="Forme libre : forme 17" text:anchor-type="paragraph"><svg:title/><svg:desc/><text:p text:style-name="P10">Selenium<text:s/></text:p><text:p text:style-name="P11">Client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0in" svg:y="4.27292in" svg:width="1.25694in" svg:height="0.3125in" draw:z-index="251667968" draw:id="id7" draw:style-name="a9" draw:name="Forme libre : forme 15" text:anchor-type="paragraph"><svg:title/><svg:desc/><text:p text:style-name="P12"><text:s/>Sikuli Server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7.01111in" svg:y="3.41875in" svg:width="1.23403in" svg:height="0.35417in" draw:z-index="251656704" draw:id="id8" draw:style-name="a10" draw:name="Forme libre : forme 6" text:anchor-type="paragraph"><svg:title/><svg:desc/><text:p text:style-name="P13">Selenium Server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6.99306in" svg:y="3.86319in" svg:width="1.24792in" svg:height="0.34028in" draw:z-index="251665920" draw:id="id9" draw:style-name="a11" draw:name="Forme libre : forme 14" text:anchor-type="paragraph"><svg:title/><svg:desc/><text:p text:style-name="P14">Appium Server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1.25208in" svg:y="1.21736in" svg:width="3.13194in" svg:height="1.39931in" draw:z-index="251651584" draw:id="id10" draw:style-name="a12" draw:name="Forme libre : forme 1" text:anchor-type="paragraph"><svg:title/><svg:desc/><text:p text:style-name="P15">Cerberus Server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5.46102in" svg:y="1.21417in" svg:width="2.99931in" svg:height="0.7in" draw:z-index="251652608" draw:id="id11" draw:style-name="a13" draw:name="Forme libre : forme 2" text:anchor-type="paragraph"><svg:title/><svg:desc/><text:p text:style-name="P16">JAVA Application Server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5.46102in" svg:y="1.94606in" svg:width="2.99931in" svg:height="0.7in" draw:z-index="251653632" draw:id="id12" draw:style-name="a14" draw:name="Forme libre : forme 3" text:anchor-type="paragraph"><svg:title/><svg:desc/><text:p text:style-name="P17">Database server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1.46102in" svg:y="3.31417in" svg:width="2.4in" svg:height="1.39931in" draw:z-index="251654656" draw:id="id13" draw:style-name="a15" draw:name="Forme libre : forme 4" text:anchor-type="paragraph"><svg:title/><svg:desc/><text:p text:style-name="P18">Client Workstation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4.61102in" svg:y="3.31417in" svg:width="2.55in" svg:height="1.39931in" draw:z-index="251655680" draw:id="id14" draw:style-name="a16" draw:name="Forme libre : forme 5" text:anchor-type="paragraph"><svg:title/><svg:desc/><text:p text:style-name="P19">Test ROBOT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5.36102in" svg:y="5.61417in" svg:width="2.99931in" svg:height="0.7in" draw:z-index="251658752" draw:id="id15" draw:style-name="a17" draw:name="Forme libre : forme 8" text:anchor-type="paragraph"><svg:title/><svg:desc/><text:p text:style-name="P20">Application Server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5.36102in" svg:y="6.35354in" svg:width="2.99931in" svg:height="0.7in" draw:z-index="251659776" draw:id="id16" draw:style-name="a18" draw:name="Forme libre : forme 9" text:anchor-type="paragraph"><svg:title/><svg:desc/><text:p text:style-name="P21">Database Server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onnector draw:type="line" svg:x1="2.61102in" svg:y1="3.26417in" svg:x2="3.11102in" svg:y2="2.71417in" draw:z-index="251660800" draw:id="id17" draw:style-name="a20" draw:name="Connecteur droit 10" text:anchor-type="paragraph"><svg:title/><svg:desc/></draw:connector><draw:connector draw:type="line" svg:x1="4.11102in" svg:y1="2.71417in" svg:x2="5.61102in" svg:y2="6.61417in" draw:z-index="251661824" draw:id="id18" draw:style-name="a22" draw:name="Connecteur droit 11" text:anchor-type="paragraph"><svg:title/><svg:desc/></draw:connector><draw:connector draw:type="line" svg:x1="4.76102in" svg:y1="2.66417in" svg:x2="5.16102in" svg:y2="3.21417in" draw:z-index="251663872" draw:id="id19" draw:style-name="a24" draw:name="Connecteur droit 13" text:anchor-type="paragraph"><svg:title/><svg:desc/></draw:connector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WW_CharLFO1LVL1" style:family="text">
      <style:text-properties style:use-window-font-color="true"/>
    </style:style>
    <style:style style:name="WW_CharLFO1LVL2" style:family="text">
      <style:text-properties style:use-window-font-color="true"/>
    </style:style>
    <style:style style:name="WW_CharLFO1LVL3" style:family="text">
      <style:text-properties style:use-window-font-color="true"/>
    </style:style>
    <style:style style:name="WW_CharLFO1LVL4" style:family="text">
      <style:text-properties style:use-window-font-color="true"/>
    </style:style>
    <style:style style:name="WW_CharLFO1LVL5" style:family="text">
      <style:text-properties style:use-window-font-color="true"/>
    </style:style>
    <style:style style:name="WW_CharLFO1LVL6" style:family="text">
      <style:text-properties style:use-window-font-color="true"/>
    </style:style>
    <style:style style:name="WW_CharLFO1LVL7" style:family="text">
      <style:text-properties style:use-window-font-color="true"/>
    </style:style>
    <style:style style:name="WW_CharLFO1LVL8" style:family="text">
      <style:text-properties style:use-window-font-color="true"/>
    </style:style>
    <style:style style:name="WW_CharLFO1LVL9" style:family="text">
      <style:text-properties style:use-window-font-color="true"/>
    </style:style>
    <text:list-style style:name="standard" style:display-name="standard">
      <text:list-level-style-bullet text:level="1" text:style-name="WW_CharLFO1LVL1" text:bullet-char="●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</text:list-level-style-bullet>
      <text:list-level-style-bullet text:level="2" text:style-name="WW_CharLFO1LVL2" text:bullet-char="●">
        <style:list-level-properties text:space-before="0.2361in" text:min-label-width="0.2361in" text:list-level-position-and-space-mode="label-alignment">
          <style:list-level-label-alignment text:label-followed-by="listtab" fo:margin-left="0.4722in" fo:text-indent="-0.2361in"/>
        </style:list-level-properties>
      </text:list-level-style-bullet>
      <text:list-level-style-bullet text:level="3" text:style-name="WW_CharLFO1LVL3" text:bullet-char="●">
        <style:list-level-properties text:space-before="0.4722in" text:min-label-width="0.2361in" text:list-level-position-and-space-mode="label-alignment">
          <style:list-level-label-alignment text:label-followed-by="listtab" fo:margin-left="0.7083in" fo:text-indent="-0.2361in"/>
        </style:list-level-properties>
      </text:list-level-style-bullet>
      <text:list-level-style-bullet text:level="4" text:style-name="WW_CharLFO1LVL4" text:bullet-char="●">
        <style:list-level-properties text:space-before="0.7083in" text:min-label-width="0.2361in" text:list-level-position-and-space-mode="label-alignment">
          <style:list-level-label-alignment text:label-followed-by="listtab" fo:margin-left="0.9444in" fo:text-indent="-0.2361in"/>
        </style:list-level-properties>
      </text:list-level-style-bullet>
      <text:list-level-style-bullet text:level="5" text:style-name="WW_CharLFO1LVL5" text:bullet-char="●">
        <style:list-level-properties text:space-before="0.9451in" text:min-label-width="0.2361in" text:list-level-position-and-space-mode="label-alignment">
          <style:list-level-label-alignment text:label-followed-by="listtab" fo:margin-left="1.1812in" fo:text-indent="-0.2361in"/>
        </style:list-level-properties>
      </text:list-level-style-bullet>
      <text:list-level-style-bullet text:level="6" text:style-name="WW_CharLFO1LVL6" text:bullet-char="●">
        <style:list-level-properties text:space-before="1.1812in" text:min-label-width="0.2361in" text:list-level-position-and-space-mode="label-alignment">
          <style:list-level-label-alignment text:label-followed-by="listtab" fo:margin-left="1.4173in" fo:text-indent="-0.2361in"/>
        </style:list-level-properties>
      </text:list-level-style-bullet>
      <text:list-level-style-bullet text:level="7" text:style-name="WW_CharLFO1LVL7" text:bullet-char="●">
        <style:list-level-properties text:space-before="1.4173in" text:min-label-width="0.2361in" text:list-level-position-and-space-mode="label-alignment">
          <style:list-level-label-alignment text:label-followed-by="listtab" fo:margin-left="1.6534in" fo:text-indent="-0.2361in"/>
        </style:list-level-properties>
      </text:list-level-style-bullet>
      <text:list-level-style-bullet text:level="8" text:style-name="WW_CharLFO1LVL8" text:bullet-char="●">
        <style:list-level-properties text:space-before="1.6534in" text:min-label-width="0.2361in" text:list-level-position-and-space-mode="label-alignment">
          <style:list-level-label-alignment text:label-followed-by="listtab" fo:margin-left="1.8895in" fo:text-indent="-0.2361in"/>
        </style:list-level-properties>
      </text:list-level-style-bullet>
      <text:list-level-style-bullet text:level="9" text:style-name="WW_CharLFO1LVL9" text:bullet-char="●">
        <style:list-level-properties text:space-before="1.8895in" text:min-label-width="0.2361in" text:list-level-position-and-space-mode="label-alignment">
          <style:list-level-label-alignment text:label-followed-by="listtab" fo:margin-left="2.1256in" fo:text-indent="-0.2361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0" svg:viewBox="0 0 20 30" svg:d="m10 0-10 30h20z"/>
    <draw:marker draw:name="a21" svg:viewBox="0 0 20 30" svg:d="m10 0-10 30h20z"/>
    <draw:marker draw:name="a23" svg:viewBox="0 0 20 30" svg:d="m10 0-10 30h20z"/>
    <draw:marker draw:name="a3" svg:viewBox="0 0 20 30" svg:d="m10 0-10 30h20z"/>
    <draw:marker draw:name="a19" svg:viewBox="0 0 20 30" svg:d="m10 0-10 30h20z"/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AZE Peggy</meta:initial-creator>
    <dc:creator>NAZE Peggy</dc:creator>
    <meta:creation-date>2017-10-06T14:28:00Z</meta:creation-date>
    <dc:date>2017-10-06T14:28:00Z</dc:date>
    <meta:template xlink:href="Normal.dotm" xlink:type="simple"/>
    <meta:editing-cycles>2</meta:editing-cycles>
    <meta:editing-duration>PT0S</meta:editing-duration>
    <meta:document-statistic meta:page-count="1" meta:paragraph-count="1" meta:word-count="3" meta:character-count="20" meta:row-count="1" meta:non-whitespace-character-count="18"/>
  </office:meta>
</office:document-meta>
</file>